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Monospaced" svg:font-family="Monospaced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4884f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4pt" fo:language="ru" fo:country="RU" fo:font-weight="bold" officeooo:rsid="0004884f" officeooo:paragraph-rsid="0004884f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normal" officeooo:rsid="00016e92" officeooo:paragraph-rsid="00016e92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8" style:family="paragraph" style:parent-style-name="Standard">
      <style:text-properties officeooo:paragraph-rsid="0004884f"/>
    </style:style>
    <style:style style:name="P19" style:family="paragraph" style:parent-style-name="Standard">
      <style:text-properties fo:font-size="14pt" officeooo:rsid="00083c6c" officeooo:paragraph-rsid="000955f7" style:font-size-asian="14pt"/>
    </style:style>
    <style:style style:name="P20" style:family="paragraph" style:parent-style-name="Standard">
      <style:text-properties fo:font-size="14pt" officeooo:rsid="00083c6c" officeooo:paragraph-rsid="000ab344" style:font-size-asian="14pt"/>
    </style:style>
    <style:style style:name="P21" style:family="paragraph" style:parent-style-name="Standard">
      <style:text-properties fo:font-size="14pt" officeooo:paragraph-rsid="0004884f" style:font-size-asian="14pt"/>
    </style:style>
    <style:style style:name="P22" style:family="paragraph" style:parent-style-name="Standard">
      <style:text-properties fo:font-size="14pt" officeooo:rsid="000903eb" officeooo:paragraph-rsid="000903eb" style:font-size-asian="14pt"/>
    </style:style>
    <style:style style:name="P23" style:family="paragraph" style:parent-style-name="Standard">
      <style:text-properties fo:font-size="14pt" officeooo:rsid="000955f7" officeooo:paragraph-rsid="000955f7" style:font-size-asian="14pt"/>
    </style:style>
    <style:style style:name="P24" style:family="paragraph" style:parent-style-name="Standard">
      <style:text-properties fo:font-size="14pt" officeooo:paragraph-rsid="000a34a5" style:font-size-asian="14pt"/>
    </style:style>
    <style:style style:name="P25" style:family="paragraph" style:parent-style-name="Standard">
      <style:text-properties fo:font-size="14pt" officeooo:rsid="000ab344" officeooo:paragraph-rsid="000ab344" style:font-size-asian="14pt"/>
    </style:style>
    <style:style style:name="P26" style:family="paragraph" style:parent-style-name="Standard">
      <style:text-properties fo:font-size="14pt" fo:font-weight="bold" officeooo:rsid="000ab344" officeooo:paragraph-rsid="000ab344" style:font-size-asian="14pt" style:font-weight-asian="bold" style:font-weight-complex="bold"/>
    </style:style>
    <style:style style:name="P27" style:family="paragraph" style:parent-style-name="Standard">
      <style:text-properties fo:font-size="14pt" fo:font-weight="normal" officeooo:rsid="000ab344" officeooo:paragraph-rsid="000ab344" style:font-size-asian="14pt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083c6c"/>
    </style:style>
    <style:style style:name="P29" style:family="paragraph" style:parent-style-name="Standard">
      <style:text-properties officeooo:paragraph-rsid="000ab344"/>
    </style:style>
    <style:style style:name="P30" style:family="paragraph" style:parent-style-name="Standard">
      <style:text-properties officeooo:rsid="000b8e6b" officeooo:paragraph-rsid="000b8e6b"/>
    </style:style>
    <style:style style:name="P31" style:family="paragraph" style:parent-style-name="List_20_Paragraph" style:list-style-name="L1">
      <style:text-properties style:font-name="DejaVu Sans Mono" fo:font-size="12pt" officeooo:paragraph-rsid="00077f3a" style:font-size-asian="12pt" style:font-size-complex="12pt"/>
    </style:style>
    <style:style style:name="P32" style:family="paragraph" style:parent-style-name="List_20_Paragraph" style:list-style-name="L1">
      <style:text-properties style:font-name="DejaVu Sans Mono" fo:font-size="12pt" officeooo:paragraph-rsid="0004884f" style:font-size-asian="12pt" style:font-size-complex="12pt"/>
    </style:style>
    <style:style style:name="P33" style:family="paragraph" style:parent-style-name="List_20_Paragraph" style:list-style-name="L1">
      <style:text-properties style:font-name="DejaVu Sans Mono" fo:font-size="12pt" officeooo:rsid="00083c6c" officeooo:paragraph-rsid="00083c6c" style:font-size-asian="12pt" style:font-size-complex="12pt"/>
    </style:style>
    <style:style style:name="P34" style:family="paragraph" style:parent-style-name="List_20_Paragraph" style:list-style-name="L1">
      <style:text-properties style:font-name="DejaVu Sans Mono" fo:font-size="12pt" fo:language="ru" fo:country="none" officeooo:rsid="00077f3a" officeooo:paragraph-rsid="00077f3a" style:font-name-asian="Arial1" style:font-size-asian="12pt" style:language-asian="en" style:country-asian="GB" style:font-name-complex="Arial1" style:font-size-complex="12pt"/>
    </style:style>
    <style:style style:name="P35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4pt" fo:language="ru" fo:country="RU" fo:font-weight="bold" officeooo:rsid="0004884f" officeooo:paragraph-rsid="0004884f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style:font-name="Monospaced" fo:font-size="14pt" fo:language="ru" fo:country="RU" fo:font-weight="normal" officeooo:rsid="0004884f" officeooo:paragraph-rsid="0004884f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Monospaced" fo:font-size="12pt" fo:language="ru" fo:country="RU" fo:font-weight="normal" officeooo:rsid="0004884f" officeooo:paragraph-rsid="0004884f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/>
      <style:text-properties style:font-name="DejaVu Sans Mono" fo:font-size="14pt" fo:language="ru" fo:country="RU" fo:font-weight="bold" officeooo:rsid="00106fd7" officeooo:paragraph-rsid="00106fd7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/>
      <style:text-properties style:font-name="DejaVu Sans Mono" fo:font-size="14pt" fo:language="ru" fo:country="RU" fo:font-weight="bold" officeooo:rsid="00130791" officeooo:paragraph-rsid="00130791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/>
      <style:text-properties style:font-name="DejaVu Sans Mono" fo:font-size="14pt" fo:language="ru" fo:country="RU" fo:font-weight="normal" officeooo:rsid="00114eb1" officeooo:paragraph-rsid="00114eb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/>
      <style:text-properties style:font-name="DejaVu Sans Mono" fo:font-size="14pt" fo:language="ru" fo:country="RU" fo:font-weight="normal" officeooo:rsid="0004884f" officeooo:paragraph-rsid="0004884f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/>
      <style:text-properties style:font-name="DejaVu Sans Mono" fo:font-size="14pt" fo:language="ru" fo:country="RU" fo:font-weight="normal" officeooo:rsid="00130791" officeooo:paragraph-rsid="0013079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DejaVu Sans Mono" fo:font-size="14pt" fo:font-weight="bold" officeooo:paragraph-rsid="0004884f" style:font-size-asian="14pt" style:font-weight-asian="bold" style:font-weight-complex="bold"/>
    </style:style>
    <style:style style:name="P46" style:family="paragraph" style:parent-style-name="Standard">
      <style:text-properties fo:font-size="14pt" officeooo:rsid="000a34a5" officeooo:paragraph-rsid="000ab344" style:font-size-asian="14pt"/>
    </style:style>
    <style:style style:name="P47" style:family="paragraph" style:parent-style-name="Standard">
      <style:text-properties fo:font-size="14pt" fo:font-weight="normal" officeooo:rsid="000b8e6b" officeooo:paragraph-rsid="000ab344" style:font-size-asian="14pt" style:font-weight-asian="normal" style:font-weight-complex="normal"/>
    </style:style>
    <style:style style:name="P48" style:family="paragraph" style:parent-style-name="Standard">
      <style:text-properties fo:font-size="14pt" fo:font-weight="normal" officeooo:rsid="000c45eb" officeooo:paragraph-rsid="000c45eb" style:font-size-asian="14pt" style:font-weight-asian="normal" style:font-weight-complex="normal"/>
    </style:style>
    <style:style style:name="P49" style:family="paragraph" style:parent-style-name="Standard">
      <style:text-properties fo:font-size="14pt" fo:font-weight="normal" officeooo:rsid="000c45eb" officeooo:paragraph-rsid="000b8e6b" style:font-size-asian="14pt" style:font-weight-asian="normal" style:font-weight-complex="normal"/>
    </style:style>
    <style:style style:name="P50" style:family="paragraph" style:parent-style-name="Standard">
      <style:text-properties fo:font-weight="bold" officeooo:rsid="00106fd7" officeooo:paragraph-rsid="00106fd7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officeooo:paragraph-rsid="0004884f"/>
    </style:style>
    <style:style style:name="P52" style:family="paragraph" style:parent-style-name="Standard">
      <style:text-properties officeooo:rsid="000c45eb" officeooo:paragraph-rsid="000c45eb"/>
    </style:style>
    <style:style style:name="P53" style:family="paragraph" style:parent-style-name="Standard">
      <style:text-properties officeooo:rsid="00105ab1" officeooo:paragraph-rsid="00105ab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style:font-name="Times New Roman" fo:font-size="14pt" officeooo:rsid="00016e92" style:font-size-asian="14pt" style:font-name-complex="Times New Roman1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6pt" fo:language="ru" fo:country="RU" fo:font-weight="bold" officeooo:rsid="0004884f" style:font-size-asian="16pt" style:font-weight-asian="bold" style:font-name-complex="Times New Roman1"/>
    </style:style>
    <style:style style:name="T11" style:family="text">
      <style:text-properties style:font-name="Times New Roman" fo:font-size="16pt" fo:language="ru" fo:country="RU" fo:font-weight="bold" officeooo:rsid="00077f3a" style:font-size-asian="16pt" style:font-weight-asian="bold" style:font-name-complex="Times New Roman1"/>
    </style:style>
    <style:style style:name="T12" style:family="text">
      <style:text-properties style:font-name="Times New Roman" fo:font-size="16pt" fo:language="ru" fo:country="RU" fo:font-weight="bold" officeooo:rsid="00077f3a" style:font-name-asian="Arial1" style:font-size-asian="16pt" style:language-asian="en" style:country-asian="GB" style:font-weight-asian="bold" style:font-name-complex="Times New Roman1"/>
    </style:style>
    <style:style style:name="T13" style:family="text">
      <style:text-properties fo:font-size="14pt" fo:font-weight="normal" style:font-size-asian="14pt" style:font-weight-asian="normal" style:font-weight-complex="normal"/>
    </style:style>
    <style:style style:name="T14" style:family="text">
      <style:text-properties fo:font-size="14pt" fo:font-weight="normal" officeooo:rsid="000b8e6b" style:font-size-asian="14pt" style:font-weight-asian="normal" style:font-weight-complex="normal"/>
    </style:style>
    <style:style style:name="T15" style:family="text">
      <style:text-properties fo:font-size="14pt" fo:font-weight="normal" officeooo:rsid="000ab344" style:font-size-asian="14pt" style:font-weight-asian="normal" style:font-weight-complex="normal"/>
    </style:style>
    <style:style style:name="T16" style:family="text">
      <style:text-properties fo:font-size="14pt" fo:font-weight="normal" officeooo:rsid="000c45eb" style:font-size-asian="14pt" style:font-weight-asian="normal" style:font-weight-complex="normal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077f3a"/>
    </style:style>
    <style:style style:name="T20" style:family="text">
      <style:text-properties style:font-name="Arial" fo:font-size="14pt" fo:language="ru" fo:country="none" fo:font-weight="bold" officeooo:rsid="00083c6c" style:font-name-asian="Arial1" style:font-size-asian="14pt" style:language-asian="en" style:country-asian="GB" style:font-weight-asian="bold" style:font-name-complex="Arial1" style:font-weight-complex="bold"/>
    </style:style>
    <style:style style:name="T21" style:family="text">
      <style:text-properties style:font-name="Arial" fo:font-size="14pt" fo:language="ru" fo:country="none" fo:font-weight="bold" officeooo:rsid="000903eb" style:font-name-asian="Arial1" style:font-size-asian="14pt" style:language-asian="en" style:country-asian="GB" style:font-weight-asian="bold" style:font-name-complex="Arial1" style:font-weight-complex="bold"/>
    </style:style>
    <style:style style:name="T22" style:family="text">
      <style:text-properties style:font-name="Arial" fo:font-size="14pt" fo:language="ru" fo:country="none" fo:font-weight="normal" officeooo:rsid="000b8e6b" style:font-name-asian="Arial1" style:font-size-asian="14pt" style:language-asian="en" style:country-asian="GB" style:font-weight-asian="normal" style:font-name-complex="Arial1" style:font-weight-complex="normal"/>
    </style:style>
    <style:style style:name="T23" style:family="text">
      <style:text-properties style:font-name="Arial" fo:font-size="14pt" fo:language="ru" fo:country="none" fo:font-weight="normal" officeooo:rsid="00105ab1" style:font-name-asian="Arial1" style:font-size-asian="14pt" style:language-asian="en" style:country-asian="GB" style:font-weight-asian="normal" style:font-name-complex="Arial1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77f3a" style:font-weight-asian="bold" style:font-weight-complex="bold"/>
    </style:style>
    <style:style style:name="T26" style:family="text">
      <style:text-properties fo:font-weight="bold" officeooo:rsid="000955f7" style:font-weight-asian="bold" style:font-weight-complex="bold"/>
    </style:style>
    <style:style style:name="T27" style:family="text">
      <style:text-properties fo:font-weight="bold" officeooo:rsid="000ab344" style:font-weight-asian="bold" style:font-weight-complex="bold"/>
    </style:style>
    <style:style style:name="T28" style:family="text">
      <style:text-properties officeooo:rsid="00083c6c"/>
    </style:style>
    <style:style style:name="T29" style:family="text">
      <style:text-properties fo:language="ru" fo:country="none" officeooo:rsid="00077f3a" style:font-name-asian="Arial1" style:language-asian="en" style:country-asian="GB" style:font-name-complex="Arial1"/>
    </style:style>
    <style:style style:name="T30" style:family="text">
      <style:text-properties officeooo:rsid="000955f7"/>
    </style:style>
    <style:style style:name="T31" style:family="text">
      <style:text-properties officeooo:rsid="000a34a5"/>
    </style:style>
    <style:style style:name="T32" style:family="text">
      <style:text-properties officeooo:rsid="000b8e6b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officeooo:rsid="0013079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БЕЛОРУССКИЙ ГОСУДАРСТВЕННЫЙ УНИВЕРСИТЕТ</text:p>
      <text:p text:style-name="P3">Факультет прикладной математики и информатики</text:p>
      <text:p text:style-name="P2"/>
      <text:p text:style-name="P2"/>
      <text:p text:style-name="P2"/>
      <text:p text:style-name="P15">Соколов Евгений Викторович</text:p>
      <text:p text:style-name="P7"/>
      <text:p text:style-name="P10"/>
      <text:p text:style-name="P10"/>
      <text:p text:style-name="P11"/>
      <text:p text:style-name="P17">Лабораторная работа №<text:span text:style-name="T19">1</text:span></text:p>
      <text:p text:style-name="P12"/>
      <text:p text:style-name="P6"><text:span text:style-name="T10">Метод</text:span><text:span text:style-name="T12"> итерации</text:span><text:span text:style-name="T10"> решения </text:span><text:span text:style-name="T11">не</text:span><text:span text:style-name="T10">линейных уравнений</text:span></text:p>
      <text:p text:style-name="P14"/>
      <text:p text:style-name="P5"><text:span text:style-name="T5">С</text:span><text:span text:style-name="T6">тудент</text:span><text:span text:style-name="T7">а </text:span><text:span text:style-name="T6">2 курса 7 группы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9"/>
      <text:p text:style-name="P9"/>
      <text:p text:style-name="P4"><text:span text:style-name="T4">Зачтено _ </text:span><text:span text:style-name="T3">ноября </text:span><text:span text:style-name="T4">201</text:span><text:span text:style-name="T3">9</text:span><text:span text:style-name="T4"> г</text:span><text:span text:style-name="T8">. <text:s text:c="47"/>Преподаватель </text:span></text:p>
      <text:p text:style-name="P4"><text:span text:style-name="T6">_____________________ <text:s text:c="28"/></text:span><text:span text:style-name="T9"><text:s/>Радкевич Елена Владимировна</text:span></text:p>
      <text:p text:style-name="P9">(подпись преподавателя)</text:p>
      <text:p text:style-name="P16"/>
      <text:p text:style-name="P16"/>
      <text:p text:style-name="P16"/>
      <text:p text:style-name="P8"/>
      <text:p text:style-name="P5"><text:span text:style-name="T1">Минск, 201</text:span><text:span text:style-name="T2">9</text:span></text:p>
      <text:p text:style-name="P8"/>
      <text:p text:style-name="P8"/>
      <text:p text:style-name="P45"><text:soft-page-break/>Постановка задачи</text:p>
      <text:p text:style-name="P45"/>
      <text:list xml:id="list2833413523" text:style-name="L1">
        <text:list-item>
          <text:p text:style-name="P31"><text:span text:style-name="T29">Отделить корни (длина отрезка </text:span><text:span text:style-name="T24">≈ </text:span><text:span text:style-name="T25">0.1</text:span><text:span text:style-name="T19">).</text:span></text:p>
        </text:list-item>
        <text:list-item>
          <text:p text:style-name="P34">Привести уравнени<text:span text:style-name="T28">е</text:span> <draw:frame draw:style-name="fr2" draw:name="Object3" text:anchor-type="as-char" svg:y="-0.172in" svg:width="1.057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/>к каноническому виду <draw:frame draw:style-name="fr2" draw:name="Object1" text:anchor-type="as-char" svg:y="-0.152in" svg:width="0.6453in" svg:height="0.2in" draw:z-index="0"><draw:object xlink:href="./Object 1" xlink:type="simple" xlink:show="embed" xlink:actuate="onLoad"/><draw:image xlink:href="./ObjectReplacements/Object 1" xlink:type="simple" xlink:show="embed" xlink:actuate="onLoad"/></draw:frame>, проверить условия теоремы сходимости.</text:p>
        </text:list-item>
        <text:list-item>
          <text:p text:style-name="P32"><text:span text:style-name="T29">Из априорной оценки скорости сходимости найти число итераций, которое нужно сделать, чтобы получить корни с точностью </text:span><draw:frame draw:style-name="fr2" draw:name="Object2" text:anchor-type="as-char" svg:y="-0.172in" svg:width="0.6598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3">Методом простой итерации найти корни.</text:p>
        </text:list-item>
      </text:list>
      <text:p text:style-name="P18"/>
      <text:p text:style-name="P18"/>
      <text:p text:style-name="P18"/>
      <text:p text:style-name="P28"><text:span text:style-name="T20">Алгоритм </text:span><text:span text:style-name="T21">и решение</text:span></text:p>
      <text:p text:style-name="P21"/>
      <text:p text:style-name="P20"><text:span text:style-name="T26">Отделить корн</text:span><text:span text:style-name="T27">и</text:span></text:p>
      <text:p text:style-name="P46">Рассмотрим интервал [0, 1]:</text:p>
      <text:p text:style-name="P19"><draw:frame draw:style-name="fr2" draw:name="Object4" text:anchor-type="as-char" svg:y="-0.152in" svg:width="4.1382in" svg:height="0.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2">Проверим единственность: </text:p>
      <text:p text:style-name="P24"><draw:frame draw:style-name="fr2" draw:name="Object6" text:anchor-type="as-char" svg:y="-0.172in" svg:width="1.0134in" svg:height="0.219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4"><text:span text:style-name="T31">Производная проходит через 0 на [0, 1]</text:span>, <text:span text:style-name="T30">поэтому уменьшим промежуток:</text:span></text:p>
      <text:p text:style-name="P23"><draw:frame draw:style-name="fr2" draw:name="Object11" text:anchor-type="as-char" svg:y="-0.172in" svg:width="6.1528in" svg:height="0.2193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5">Таким образом, первый корень <text:span text:style-name="T32">уравнения </text:span>лежит на [0.6, 0.7].</text:p>
      <text:p text:style-name="P25"/>
      <text:p text:style-name="P26">Привести уравнение к каноническому виду</text:p>
      <text:p text:style-name="P27"><draw:frame draw:style-name="fr2" draw:name="Object5" text:anchor-type="as-char" svg:y="-0.2681in" svg:width="0.9484in" svg:height="0.4165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9"><text:span text:style-name="T14">1)</text:span><text:span text:style-name="T15"><draw:frame draw:style-name="fr2" draw:name="Object7" text:anchor-type="as-char" svg:y="-0.152in" svg:width="2.3701in" svg:height="0.2134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5">- </text:span><text:span text:style-name="T14">выполняется </text:span><text:span text:style-name="T22">в силу непрерывности </text:span><text:span text:style-name="T22"><draw:frame draw:style-name="fr2" draw:name="Object9" text:anchor-type="as-char" svg:y="-0.172in" svg:width="0.2154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2">. Длина отрезка <text:s/></text:span><text:span text:style-name="T23">0.1,</text:span><text:span text:style-name="T22"><draw:frame draw:style-name="fr2" draw:name="Object10" text:anchor-type="as-char" svg:y="-0.1484in" svg:width="0.6661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7"/>
      <text:p text:style-name="P30"><text:span text:style-name="T13">2) </text:span><text:span text:style-name="T13"><draw:frame draw:style-name="fr2" draw:name="Object8" text:anchor-type="as-char" svg:y="-0.152in" svg:width="3.8154in" svg:height="0.2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6">,или же </text:span><text:span text:style-name="T16"><draw:frame draw:style-name="fr2" draw:name="Object12" text:anchor-type="as-char" svg:y="-0.152in" svg:width="0.8555in" svg:height="0.2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8"/>
      <text:p text:style-name="P30"><text:span text:style-name="T13"><draw:frame draw:style-name="fr2" draw:name="Object13" text:anchor-type="as-char" svg:y="-0.2681in" svg:width="0.7811in" svg:height="0.416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- </text:span><text:span text:style-name="T16">монотонно возрастает, а значит достигает на интервале [0.6, 0.7] своё максимальное значение в точке 0.7:</text:span></text:p>
      <text:p text:style-name="P30"><draw:frame draw:style-name="fr2" draw:name="Object14" text:anchor-type="as-char" svg:y="-0.2681in" svg:width="2.2307in" svg:height="0.416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9"/>
      <text:p text:style-name="P52"><text:span text:style-name="T13">3) <text:s/></text:span><text:span text:style-name="T13"><draw:frame draw:style-name="fr2" draw:name="Object15" text:anchor-type="as-char" svg:y="-0.2437in" svg:width="1.9063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3"><text:span text:style-name="T13">Действительно, </text:span><text:span text:style-name="T13"><draw:frame draw:style-name="fr1" draw:name="Object16" text:anchor-type="as-char" svg:y="-0.2701in" svg:width="3.5516in" svg:height="0.4193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50"><text:soft-page-break/><text:span text:style-name="T17">Оценить число итераций</text:span></text:p>
      <text:p text:style-name="P50"><text:span text:style-name="T17"/></text:p>
      <text:p text:style-name="P50"><text:span text:style-name="T17"><draw:frame draw:style-name="fr1" draw:name="Object17" text:anchor-type="as-char" svg:y="-0.4882in" svg:width="3.9811in" svg:height="0.6528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- априорная оценка необходимого числа итераций.</text:span></text:p>
      <text:p text:style-name="P48"/>
      <text:p text:style-name="P48"/>
      <text:p text:style-name="P51"><text:span text:style-name="T18">Листинг программы</text:span><text:span text:style-name="T33"><text:line-break/></text:span></text:p>
      <text:p text:style-name="P13">main.py</text:p>
      <text:p text:style-name="P13"/>
      <text:p text:style-name="P39">from math import e, pow</text:p>
      <text:p text:style-name="P39"/>
      <text:p text:style-name="P39"/>
      <text:p text:style-name="P39">def f(x):</text:p>
      <text:p text:style-name="P39"><text:s text:c="4"/>return 3*x - pow(e, x)</text:p>
      <text:p text:style-name="P39"/>
      <text:p text:style-name="P39">def fi(x):</text:p>
      <text:p text:style-name="P39"><text:s text:c="4"/>return pow(e, x)/3</text:p>
      <text:p text:style-name="P39"/>
      <text:p text:style-name="P39"/>
      <text:p text:style-name="P39">interval = [0.6, 0.7]</text:p>
      <text:p text:style-name="P39">x = (interval[0] + interval[1])/2</text:p>
      <text:p text:style-name="P39">precision = pow(10, -5)</text:p>
      <text:p text:style-name="P39"/>
      <text:p text:style-name="P39">iteration = 0</text:p>
      <text:p text:style-name="P39">previous = None</text:p>
      <text:p text:style-name="P39"/>
      <text:p text:style-name="P39">print(f'e = {precision}')</text:p>
      <text:p text:style-name="P39"/>
      <text:p text:style-name="P39">while (not previous or abs(x - previous) &gt; precision / 2):</text:p>
      <text:p text:style-name="P39"><text:s text:c="4"/>print(f'x{iteration} = {x}')</text:p>
      <text:p text:style-name="P39"><text:s text:c="4"/>previous = x</text:p>
      <text:p text:style-name="P39"><text:s text:c="4"/>x = fi(x)</text:p>
      <text:p text:style-name="P39"><text:s text:c="4"/>iteration += 1</text:p>
      <text:p text:style-name="P39"/>
      <text:p text:style-name="P39">print(f'x{iteration} = {x}')</text:p>
      <text:p text:style-name="P39">print(f'f(x{iteration}) = f({x}) = {f(x)} &lt; {precision}')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STDOUT:</text:p>
      <text:p text:style-name="P13"/>
      <text:p text:style-name="P38">e = 1e-05</text:p>
      <text:p text:style-name="P38">x0 = 0.6499999999999999</text:p>
      <text:p text:style-name="P38">x1 = 0.6385136096712986</text:p>
      <text:p text:style-name="P38">x2 = 0.6312213541435593</text:p>
      <text:p text:style-name="P38">x3 = 0.62663506923902</text:p>
      <text:p text:style-name="P38">x4 = 0.6237677225407346</text:p>
      <text:p text:style-name="P38">x5 = 0.621981725980338</text:p>
      <text:p text:style-name="P38">x6 = 0.6208718601603952</text:p>
      <text:p text:style-name="P38">x7 = 0.6201831579584514</text:p>
      <text:p text:style-name="P38">x8 = 0.619756183497959</text:p>
      <text:p text:style-name="P38">x9 = 0.6194916199208378</text:p>
      <text:p text:style-name="P38">x10 = 0.6193277466802761</text:p>
      <text:p text:style-name="P38">x11 = 0.6192262637508532</text:p>
      <text:p text:style-name="P38">x12 = 0.6191634260441634</text:p>
      <text:p text:style-name="P38">x13 = 0.6191245204567863</text:p>
      <text:p text:style-name="P38">x14 = 0.6191004335222196</text:p>
      <text:p text:style-name="P38">x15 = 0.6190855214701806</text:p>
      <text:p text:style-name="P38">x16 = 0.6190762897035004</text:p>
      <text:p text:style-name="P38">x17 = 0.619070574562017</text:p>
      <text:p text:style-name="P38">x18 = 0.6190670364962055</text:p>
      <text:p text:style-name="P38">f(x18) = f(0.6190670364962055) = 6.570888126722352e-06 &lt; 1e-05</text:p>
      <text:p text:style-name="P43"/>
      <text:p text:style-name="P40">Вывод:</text:p>
      <text:p text:style-name="P41"/>
      <text:p text:style-name="P44">Процесс сошёлся, т.к были выполнены все 3 условия сходимости.</text:p>
      <text:p text:style-name="P42">Реальное число итераций получилось даже меньше найденного N, т.к это лишь априорная оценка необходимого числа итераций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Monospaced" svg:font-family="Monospaced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Calibri1" style:font-family-asian="Calibri" style:font-family-generic-asian="system" style:font-pitch-asian="variable" style:font-size-asian="14pt" style:language-asian="en" style:country-asian="GB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Calibri1" style:font-family-asian="Calibri" style:font-family-generic-asian="system" style:font-pitch-asian="variable" style:font-size-asian="13pt" style:language-asian="en" style:country-asian="GB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Calibri1" style:font-family-asian="Calibri" style:font-family-generic-asian="system" style:font-pitch-asian="variable" style:language-asian="en" style:country-asian="GB" style:font-style-asian="italic" style:font-name-complex="DejaVu Sans" style:font-family-complex="'DejaVu Sans'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Пользователь Windows</meta:initial-creator>
    <meta:editing-cycles>14</meta:editing-cycles>
    <meta:creation-date>2019-10-29T19:51:00</meta:creation-date>
    <dc:date>2020-03-04T10:07:49.625520645</dc:date>
    <meta:editing-duration>PT39M6S</meta:editing-duration>
    <meta:generator>LibreOffice/6.3.4.2$Linux_X86_64 LibreOffice_project/30$Build-2</meta:generator>
    <meta:document-statistic meta:table-count="0" meta:image-count="0" meta:object-count="17" meta:page-count="4" meta:paragraph-count="80" meta:word-count="325" meta:character-count="2381" meta:non-whitespace-character-count="2025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%varphi (x)</annotation>
  </semantics>
</math>
</file>

<file path=Object 10/content.xml><?xml version="1.0" encoding="utf-8"?>
<math xmlns="http://www.w3.org/1998/Math/MathML" display="block">
  <semantics>
    <mrow>
      <mi>δ</mi>
      <mrow>
        <mspace width="0.5em"/>
        <mo stretchy="false">=</mo>
        <mspace width="0.5em"/>
      </mrow>
      <mn>0.05</mn>
    </mrow>
    <annotation encoding="StarMath 5.0">%delta `=` 0.05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n>0.6</mn>
        </mrow>
        <mo fence="true" stretchy="false">)</mo>
      </mrow>
      <mrow>
        <mspace width="0.5em"/>
        <mo stretchy="false">&lt;</mo>
        <mspace width="0.5em"/>
      </mrow>
      <mn>0</mn>
      <mi>;</mi>
      <mspace width="2em"/>
      <mi>f</mi>
      <mrow>
        <mo fence="true" stretchy="false">(</mo>
        <mrow>
          <mn>0.7</mn>
        </mrow>
        <mo fence="true" stretchy="false">)</mo>
      </mrow>
      <mrow>
        <mspace width="0.5em"/>
        <mo stretchy="false">&gt;</mo>
        <mspace width="0.5em"/>
      </mrow>
      <mn>0</mn>
      <mi>;</mi>
      <mspace width="2em"/>
      <mi>f</mi>
      <mi>'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n>3</mn>
        <mo stretchy="false">−</mo>
        <msup>
          <mi>e</mi>
          <mi>x</mi>
        </msup>
      </mrow>
      <mrow>
        <mspace width="0.5em"/>
        <mo stretchy="false">&lt;</mo>
        <mspace width="0.5em"/>
      </mrow>
      <mn>0</mn>
      <mspace width="0.5em"/>
      <mo stretchy="false">∀</mo>
      <mrow>
        <mi>x</mi>
        <mo stretchy="false">∈</mo>
        <mrow>
          <mo fence="true" stretchy="false">[</mo>
          <mrow>
            <mrow>
              <mn>0.6</mn>
              <mi>,</mi>
              <mn>0.7</mn>
            </mrow>
          </mrow>
          <mo fence="true" stretchy="false">]</mo>
        </mrow>
      </mrow>
      <mspace width="2em"/>
      <mo stretchy="false">⇒</mo>
      <mspace width="2em"/>
      <mo stretchy="false">∃</mo>
      <mi>!</mi>
      <mspace width="0.5em"/>
      <mrow>
        <mi>x</mi>
        <mo stretchy="false">∈</mo>
        <mrow>
          <mo fence="true" stretchy="false">[</mo>
          <mrow>
            <mrow>
              <mn>0.6</mn>
              <mi>,</mi>
              <mn>0.7</mn>
            </mrow>
          </mrow>
          <mo fence="true" stretchy="false">]</mo>
        </mrow>
      </mrow>
      <mi>,</mi>
      <mspace width="2em"/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0.6) `&lt;` 0; ~f(0.7) `&gt;` 0; ~f'( x ) `=` 3 - e^x `&lt;` 0 `forall x in [ 0.6, 0.7 ] ~drarrow~ exists!`  x  in [ 0.6, 0.7 ], ~f( x )=0</annotation>
  </semantics>
</math>
</file>

<file path=Object 12/content.xml><?xml version="1.0" encoding="utf-8"?>
<math xmlns="http://www.w3.org/1998/Math/MathML" display="block">
  <semantics>
    <mrow>
      <mrow>
        <mo fence="true" stretchy="false">|</mo>
        <mrow>
          <mrow>
            <mi>φ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row>
        <mspace width="0.5em"/>
        <mo stretchy="false">≤</mo>
        <mspace width="0.5em"/>
      </mrow>
      <mi>q</mi>
    </mrow>
    <annotation encoding="StarMath 5.0">lline %varphi'(x) rline `&lt;=` q </annotation>
  </semantics>
</math>
</file>

<file path=Object 13/content.xml><?xml version="1.0" encoding="utf-8"?>
<math xmlns="http://www.w3.org/1998/Math/MathML" display="block">
  <semantics>
    <mrow>
      <mi>φ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e</mi>
            <mi>x</mi>
          </msup>
          <mn>3</mn>
        </mfrac>
      </mrow>
    </mrow>
    <annotation encoding="StarMath 5.0">%varphi'(x) =  e^x over 3 </annotation>
  </semantics>
</math>
</file>

<file path=Object 14/content.xml><?xml version="1.0" encoding="utf-8"?>
<math xmlns="http://www.w3.org/1998/Math/MathML" display="block">
  <semantics>
    <mrow>
      <mrow>
        <mo fence="true" stretchy="false">|</mo>
        <mrow>
          <mrow>
            <mi>φ</mi>
            <mi>'</mi>
            <mrow>
              <mo fence="true" stretchy="false">(</mo>
              <mrow>
                <mn>0.7</mn>
              </mrow>
              <mo fence="true" stretchy="false">)</mo>
            </mrow>
          </mrow>
        </mrow>
        <mo fence="true" stretchy="false">|</mo>
      </mrow>
      <mrow>
        <mspace width="0.5em"/>
        <mo stretchy="false">=</mo>
        <mspace width="0.5em"/>
      </mrow>
      <mfrac>
        <msup>
          <mi>e</mi>
          <mn>0.7</mn>
        </msup>
        <mn>3</mn>
      </mfrac>
      <mrow>
        <mspace width="0.5em"/>
        <mo stretchy="false">≤</mo>
        <mspace width="0.5em"/>
      </mrow>
      <mrow>
        <mi>q</mi>
        <mo stretchy="false">=</mo>
        <mn>0.671</mn>
      </mrow>
      <mrow>
        <mspace width="0.5em"/>
        <mo stretchy="false">≤</mo>
        <mspace width="0.5em"/>
      </mrow>
      <mn>1</mn>
    </mrow>
    <annotation encoding="StarMath 5.0">lline %varphi'(0.7) rline `=`  e^0.7 over 3 `&lt;=` q = 0.671 `&lt;=` 1</annotation>
  </semantics>
</math>
</file>

<file path=Object 15/content.xml><?xml version="1.0" encoding="utf-8"?>
<math xmlns="http://www.w3.org/1998/Math/MathML" display="block">
  <semantics>
    <mrow>
      <mrow>
        <mo fence="true" stretchy="false">|</mo>
        <mrow>
          <mrow>
            <mi>φ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sub>
                <mi>x</mi>
                <mn>0</mn>
              </msub>
            </mrow>
          </mrow>
        </mrow>
        <mo fence="true" stretchy="false">|</mo>
      </mrow>
      <mrow>
        <mspace width="0.5em"/>
        <mo stretchy="false">≤</mo>
        <mspace width="0.5em"/>
      </mrow>
      <mi>m</mi>
      <mi>;</mi>
      <mspace width="2em"/>
      <mrow>
        <mfrac>
          <mi>m</mi>
          <mrow>
            <mn>1</mn>
            <mo stretchy="false">−</mo>
            <mi>q</mi>
          </mrow>
        </mfrac>
        <mo stretchy="false">≤</mo>
        <mi>δ</mi>
      </mrow>
    </mrow>
    <annotation encoding="StarMath 5.0">lline %varphi(x_0) - x_0 rline `&lt;=` m;  ~m over { 1-q } &lt;= %delta </annotation>
  </semantics>
</math>
</file>

<file path=Object 16/content.xml><?xml version="1.0" encoding="utf-8"?>
<math xmlns="http://www.w3.org/1998/Math/MathML" display="block">
  <semantics>
    <mrow>
      <mrow>
        <mo fence="true" stretchy="false">|</mo>
        <mrow>
          <mrow>
            <mfrac>
              <msup>
                <mi>e</mi>
                <msub>
                  <mi>x</mi>
                  <mn>0</mn>
                </msub>
              </msup>
              <mn>3</mn>
            </mfrac>
            <mo stretchy="false">−</mo>
            <msub>
              <mi>x</mi>
              <mn>0</mn>
            </msub>
          </mrow>
        </mrow>
        <mo fence="true" stretchy="false">|</mo>
      </mrow>
      <mrow>
        <mspace width="0.5em"/>
        <mo stretchy="false">&lt;</mo>
        <mspace width="0.5em"/>
      </mrow>
      <mn>0.0115</mn>
      <mrow>
        <mspace width="0.5em"/>
        <mo stretchy="false">=</mo>
        <mspace width="0.5em"/>
      </mrow>
      <mi>m</mi>
      <mi>;</mi>
      <mspace width="4em"/>
      <mfrac>
        <mi>m</mi>
        <mrow>
          <mn>1</mn>
          <mo stretchy="false">−</mo>
          <mi>q</mi>
        </mrow>
      </mfrac>
      <mrow>
        <mspace width="0.5em"/>
        <mo stretchy="false">=</mo>
        <mspace width="0.5em"/>
      </mrow>
      <mn>0.035</mn>
      <mrow>
        <mspace width="0.5em"/>
        <mo stretchy="false">&lt;</mo>
        <mspace width="0.5em"/>
      </mrow>
      <mn>0.05</mn>
      <mrow>
        <mspace width="0.5em"/>
        <mo stretchy="false">=</mo>
        <mspace width="0.5em"/>
      </mrow>
      <mi>δ</mi>
    </mrow>
    <annotation encoding="StarMath 5.0">lline e^{x_0} over 3 - x_0 rline `&lt;` 0.0115 `=` m; ~~ m over { 1 -q } `=` 0.035 `&lt;` 0.05  `=` %delta</annotation>
  </semantics>
</math>
</file>

<file path=Object 1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row>
        <mrow>
          <mo fence="true" stretchy="false">[</mo>
          <mrow>
            <mfrac>
              <mrow>
                <mi>ln</mi>
                <mfrac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q</mi>
                        </mrow>
                      </mrow>
                      <mo fence="true" stretchy="false">)</mo>
                    </mrow>
                    <mo stretchy="false">∗</mo>
                    <mi>ϵ</mi>
                  </mrow>
                  <mi>m</mi>
                </mfrac>
              </mrow>
              <mrow>
                <mi>ln</mi>
                <mrow>
                  <mo fence="true" stretchy="false">(</mo>
                  <mrow>
                    <mi>q</mi>
                  </mrow>
                  <mo fence="true" stretchy="false">)</mo>
                </mrow>
              </mrow>
            </mfrac>
          </mrow>
          <mo fence="true" stretchy="false">]</mo>
        </mrow>
        <mo stretchy="false">+</mo>
        <mn>1</mn>
      </mrow>
      <mrow>
        <mspace width="2em"/>
        <mo stretchy="false">=</mo>
        <mspace width="2em"/>
      </mrow>
      <mrow>
        <mrow>
          <mo fence="true" stretchy="false">[</mo>
          <mrow>
            <mfrac>
              <mrow>
                <mi>ln</mi>
                <mrow>
                  <mo fence="true" stretchy="false">(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n>0.671</mn>
                            </mrow>
                          </mrow>
                          <mo fence="true" stretchy="false">)</mo>
                        </mrow>
                        <mo stretchy="false">∗</mo>
                        <msup>
                          <mn>10</mn>
                          <mn>5</mn>
                        </msup>
                      </mrow>
                      <mn>0.0115</mn>
                    </mfrac>
                  </mrow>
                  <mo fence="true" stretchy="false">)</mo>
                </mrow>
              </mrow>
              <mrow>
                <mi>ln</mi>
                <mrow>
                  <mo fence="true" stretchy="false">(</mo>
                  <mrow>
                    <mn>0.671</mn>
                  </mrow>
                  <mo fence="true" stretchy="false">)</mo>
                </mrow>
              </mrow>
            </mfrac>
          </mrow>
          <mo fence="true" stretchy="false">]</mo>
        </mrow>
        <mo stretchy="false">+</mo>
        <mn>1</mn>
      </mrow>
      <mrow>
        <mspace width="2em"/>
        <mo stretchy="false">=</mo>
        <mspace width="2em"/>
      </mrow>
      <mn>21</mn>
    </mrow>
    <annotation encoding="StarMath 5.0">n `=` [ {ln(1-q) * %epsilon over m} over {ln(q)}  ] +1 ~=~ [ {ln((1-0.671) * 10^5 over 0.0115)} over {ln(0.671)} ] +1 ~=~ 21</annotation>
  </semantics>
</math>
</file>

<file path=Object 2/content.xml><?xml version="1.0" encoding="utf-8"?>
<math xmlns="http://www.w3.org/1998/Math/MathML" display="block">
  <semantics>
    <mrow>
      <mi>ϵ</mi>
      <mrow>
        <mspace width="0.5em"/>
        <mo stretchy="false">=</mo>
        <mspace width="0.5em"/>
      </mrow>
      <msup>
        <mn>10</mn>
        <mrow>
          <mo stretchy="false">−</mo>
          <mn>5</mn>
        </mrow>
      </msup>
    </mrow>
    <annotation encoding="StarMath 5.0">%epsilon `=` 10^-5  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n>3</mn>
      <mrow>
        <mi>x</mi>
        <mo stretchy="false">−</mo>
        <msup>
          <mi>e</mi>
          <mi>x</mi>
        </msup>
      </mrow>
    </mrow>
    <annotation encoding="StarMath 5.0">f( x ) `=` 3x - e^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  <mrow>
        <mspace width="0.5em"/>
        <mo stretchy="false">=</mo>
        <mrow>
          <mspace width="0.5em"/>
          <mo stretchy="false">−</mo>
          <mn>1</mn>
        </mrow>
      </mrow>
      <mrow>
        <mspace width="0.5em"/>
        <mo stretchy="false">&lt;</mo>
        <mspace width="0.5em"/>
      </mrow>
      <mn>0</mn>
      <mi>;</mi>
      <mspace width="4em"/>
      <mi>f</mi>
      <mrow>
        <mo fence="true" stretchy="false">(</mo>
        <mrow>
          <mn>1</mn>
        </mrow>
        <mo fence="true" stretchy="false">)</mo>
      </mrow>
      <mrow>
        <mspace width="0.5em"/>
        <mo stretchy="false">=</mo>
        <mspace width="0.5em"/>
      </mrow>
      <mrow>
        <mn>3</mn>
        <mo stretchy="false">−</mo>
        <mi>e</mi>
      </mrow>
      <mrow>
        <mspace width="0.5em"/>
        <mo stretchy="false">&gt;</mo>
        <mspace width="0.5em"/>
      </mrow>
      <mn>0</mn>
      <mspace width="2em"/>
      <mo stretchy="false">⇒</mo>
      <mspace width="2em"/>
      <mo stretchy="false">∃</mo>
      <mspace width="2em"/>
      <mrow>
        <mi>x</mi>
        <mo stretchy="false">∈</mo>
        <mrow>
          <mo fence="true" stretchy="false">[</mo>
          <mrow>
            <mn>0,1</mn>
          </mrow>
          <mo fence="true" stretchy="false">]</mo>
        </mrow>
      </mrow>
      <mi>,</mi>
      <mspace width="2em"/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0 ) `=` -1 `&lt;` 0; ~~f(1 ) `=` 3-e `&gt;` 0 ~drarrow~ exists~ x in [0,1], ~f( x )=0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i>φ</mi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e</mi>
            <mi>x</mi>
          </msup>
          <mn>3</mn>
        </mfrac>
      </mrow>
    </mrow>
    <annotation encoding="StarMath 5.0">x = %varphi( x ) = e^x over 3</annotation>
  </semantics>
</math>
</file>

<file path=Object 6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n>3</mn>
        <mo stretchy="false">−</mo>
        <msup>
          <mi>e</mi>
          <mi>x</mi>
        </msup>
      </mrow>
    </mrow>
    <annotation encoding="StarMath 5.0">f'( x ) `=` 3 - e^x </annotation>
  </semantics>
</math>
</file>

<file path=Object 7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∈</mo>
        <mi mathvariant="normal">ℂ</mi>
      </mrow>
      <mrow>
        <mo fence="true" stretchy="false">(</mo>
        <mrow>
          <mi mathvariant="normal">Δ</mi>
        </mrow>
        <mo fence="true" stretchy="false">)</mo>
      </mrow>
      <mi>;</mi>
      <mspace width="2em"/>
      <mrow>
        <mi mathvariant="normal">Δ</mi>
        <mo stretchy="false">=</mo>
        <mrow>
          <mo fence="true" stretchy="false">{</mo>
          <mrow>
            <mrow>
              <mi>x</mi>
              <mi>,</mi>
              <mspace width="2em"/>
              <mrow>
                <mrow>
                  <mo fence="true" stretchy="false">|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|</mo>
                </mrow>
                <mo stretchy="false">≤</mo>
                <mi>δ</mi>
              </mrow>
            </mrow>
          </mrow>
          <mo fence="true" stretchy="false">}</mo>
        </mrow>
      </mrow>
    </mrow>
    <annotation encoding="StarMath 5.0">%varphi( x ) in setC ( %DELTA ); ~%DELTA= lbrace x, ~lline x-x_0 rline &lt;= %delta  rbrace </annotation>
  </semantics>
</math>
</file>

<file path=Object 8/content.xml><?xml version="1.0" encoding="utf-8"?>
<math xmlns="http://www.w3.org/1998/Math/MathML" display="block">
  <semantics>
    <mrow>
      <mo stretchy="false">∀</mo>
      <mi>x</mi>
      <mi>'</mi>
      <mi>,</mi>
      <mi>x</mi>
      <mi>'</mi>
      <mrow>
        <mi>'</mi>
        <mo stretchy="false">∈</mo>
        <mi mathvariant="normal">Δ</mi>
      </mrow>
      <mspace width="4em"/>
      <mrow>
        <mo fence="true" stretchy="false">|</mo>
        <mrow>
          <mrow>
            <mi>φ</mi>
            <mrow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  <mo stretchy="false">−</mo>
              <mi>φ</mi>
            </mrow>
            <mrow>
              <mo fence="true" stretchy="false">(</mo>
              <mrow>
                <mrow>
                  <mi>x</mi>
                  <mi>'</mi>
                  <mi>'</mi>
                </mrow>
              </mrow>
              <mo fence="true" stretchy="false">)</mo>
            </mrow>
          </mrow>
        </mrow>
        <mo fence="true" stretchy="false">|</mo>
      </mrow>
      <mrow>
        <mspace width="0.5em"/>
        <mo stretchy="false">≤</mo>
        <mspace width="0.5em"/>
      </mrow>
      <mi>q</mi>
      <mrow>
        <mo fence="true" stretchy="false">|</mo>
        <mrow>
          <mrow>
            <mi>x</mi>
            <mrow>
              <mi>'</mi>
              <mo stretchy="false">−</mo>
              <mi>x</mi>
            </mrow>
            <mi>'</mi>
            <mi>'</mi>
          </mrow>
        </mrow>
        <mo fence="true" stretchy="false">|</mo>
      </mrow>
      <mi>;</mi>
      <mspace width="2em"/>
      <mrow>
        <mi>q</mi>
        <mo stretchy="false">∈</mo>
        <mrow>
          <mo fence="true" stretchy="false">(</mo>
          <mrow>
            <mrow>
              <mn>0</mn>
              <mi>,</mi>
              <mn>1</mn>
            </mrow>
          </mrow>
          <mo fence="true" stretchy="false">)</mo>
        </mrow>
      </mrow>
    </mrow>
    <annotation encoding="StarMath 5.0">forall x', x'' in %DELTA ~~lline %varphi(x') - %varphi(x'') rline `&lt;=` q lline x' - x''rline; ~q in ( 0, 1 )</annotation>
  </semantics>
</math>
</file>

<file path=Object 9/content.xml><?xml version="1.0" encoding="utf-8"?>
<math xmlns="http://www.w3.org/1998/Math/MathML" display="block">
  <semantics>
    <msup>
      <mi>e</mi>
      <mi>x</mi>
    </msup>
    <annotation encoding="StarMath 5.0">e^x</annotation>
  </semantics>
</math>
</file>